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b1a" officeooo:paragraph-rsid="000acb1a"/>
    </style:style>
    <style:style style:name="P2" style:family="paragraph" style:parent-style-name="Standard">
      <style:text-properties officeooo:rsid="000acb1a" officeooo:paragraph-rsid="000acb1a"/>
    </style:style>
    <style:style style:name="P3" style:family="paragraph" style:parent-style-name="Standard">
      <style:text-properties officeooo:rsid="000acb1a" officeooo:paragraph-rsid="000fc326"/>
    </style:style>
    <style:style style:name="P4" style:family="paragraph" style:parent-style-name="Standard">
      <style:text-properties officeooo:rsid="000d3db0" officeooo:paragraph-rsid="00129f4f"/>
    </style:style>
    <style:style style:name="P5" style:family="paragraph" style:parent-style-name="Standard">
      <style:text-properties fo:font-weight="bold" officeooo:rsid="000acb1a" officeooo:paragraph-rsid="000acb1a" style:font-weight-asian="bold" style:font-weight-complex="bold"/>
    </style:style>
    <style:style style:name="P6" style:family="paragraph" style:parent-style-name="Standard">
      <style:text-properties fo:font-size="9pt" officeooo:rsid="000d5cd7" officeooo:paragraph-rsid="000d5cd7" style:font-size-asian="9pt" style:font-size-complex="9pt"/>
    </style:style>
    <style:style style:name="P7" style:family="paragraph" style:parent-style-name="Standard">
      <style:text-properties fo:font-size="8pt" fo:font-weight="normal" officeooo:rsid="000acb1a" officeooo:paragraph-rsid="0010a33e" style:font-size-asian="8pt" style:font-weight-asian="normal" style:font-size-complex="8pt" style:font-weight-complex="normal"/>
    </style:style>
    <style:style style:name="P8" style:family="paragraph" style:parent-style-name="Standard">
      <style:text-properties fo:font-size="8pt" fo:font-weight="normal" officeooo:rsid="0010a33e" officeooo:paragraph-rsid="0010a33e" style:font-size-asian="8pt" style:font-weight-asian="normal" style:font-size-complex="8pt" style:font-weight-complex="normal"/>
    </style:style>
    <style:style style:name="P9" style:family="paragraph" style:parent-style-name="Standard">
      <style:text-properties officeooo:rsid="0011158e" officeooo:paragraph-rsid="0011158e"/>
    </style:style>
    <style:style style:name="P10" style:family="paragraph" style:parent-style-name="Standard">
      <style:text-properties officeooo:rsid="00129f4f" officeooo:paragraph-rsid="00129f4f"/>
    </style:style>
    <style:style style:name="T1" style:family="text">
      <style:text-properties officeooo:rsid="000c2bec"/>
    </style:style>
    <style:style style:name="T2" style:family="text">
      <style:text-properties fo:font-size="9pt" officeooo:rsid="000d5cd7" style:font-size-asian="9pt" style:font-size-complex="9pt"/>
    </style:style>
    <style:style style:name="T3" style:family="text">
      <style:text-properties fo:font-weight="bold" officeooo:rsid="000c2bec" style:font-weight-asian="bold" style:font-weight-complex="bold"/>
    </style:style>
    <style:style style:name="T4" style:family="text">
      <style:text-properties officeooo:rsid="0011158e"/>
    </style:style>
    <style:style style:name="T5" style:family="text">
      <style:text-properties officeooo:rsid="00129f4f"/>
    </style:style>
    <style:style style:name="T6" style:family="text">
      <style:text-properties officeooo:rsid="0013f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sk to Asset class and category in Master:</text:p>
      <text:p text:style-name="P1"/>
      <text:p text:style-name="P5">1. <text:s/><text:span text:style-name="T1">create 2 table inn database</text:span></text:p>
      <text:p text:style-name="P3"><text:tab/><text:span text:style-name="T3">A. ASSET_CATEGORY </text:span></text:p>
      <text:p text:style-name="P3"><text:tab/><text:span text:style-name="T2">CREATE TABLE `ASSET_CATEGORY` (</text:span></text:p>
      <text:p text:style-name="P6"><text:tab/> <text:s/><text:tab/>`s_no` int(11) NOT NULL AUTO_INCREMENT,</text:p>
      <text:p text:style-name="P6"><text:tab/><text:tab/> <text:s/>`user_id` varchar(60) DEFAULT NULL,</text:p>
      <text:p text:style-name="P6"><text:tab/><text:tab/> <text:s/>`org_Id` varchar(60) DEFAULT NULL,</text:p>
      <text:p text:style-name="P6"><text:tab/><text:tab/> <text:s/>`asset_category_id` varchar(60) DEFAULT NULL,</text:p>
      <text:p text:style-name="P6"><text:tab/><text:tab/> <text:s/>`asset_category_name` varchar(60) DEFAULT NULL,</text:p>
      <text:p text:style-name="P6"><text:tab/><text:tab/> <text:s/>`asset_category_description` varchar(60) DEFAULT NULL,</text:p>
      <text:p text:style-name="P6"><text:tab/><text:tab/> <text:s/>`asset_status` varchar(60) DEFAULT NULL, <text:s/></text:p>
      <text:p text:style-name="P6"><text:tab/><text:tab/> <text:s/>`created_dateTime` datetime DEFAULT NULL,</text:p>
      <text:p text:style-name="P6"><text:tab/><text:tab/> <text:s/>`last_modified_dateTime` datetime DEFAULT NULL,</text:p>
      <text:p text:style-name="P6"><text:tab/><text:tab/> <text:s/>PRIMARY KEY (`s_no`)</text:p>
      <text:p text:style-name="P6"><text:tab/>) ENGINE=InnoDB AUTO_INCREMENT=5 DEFAULT CHARSET=latin1;</text:p>
      <text:p text:style-name="P1"/>
      <text:p text:style-name="P3"><text:tab/><text:span text:style-name="T3">B. ASSET_CLASS </text:span></text:p>
      <text:p text:style-name="P7"><text:span text:style-name="T1"><text:tab/><text:tab/>CREATE TABLE `ASSET_CLASS` (</text:span></text:p>
      <text:p text:style-name="P8"><text:s/><text:tab/><text:tab/><text:tab/> `s_no` int(11) NOT NULL AUTO_INCREMENT,</text:p>
      <text:p text:style-name="P8"><text:tab/><text:tab/><text:tab/> <text:s/>`user_id` varchar(60) DEFAULT NULL,</text:p>
      <text:p text:style-name="P8"><text:tab/><text:tab/><text:tab/> <text:s/>`org_Id` varchar(60) DEFAULT NULL,</text:p>
      <text:p text:style-name="P8"><text:tab/><text:tab/><text:tab/> <text:s/>`asset_class_id` varchar(60) DEFAULT NULL,</text:p>
      <text:p text:style-name="P8"><text:s text:c="2"/><text:tab/><text:tab/><text:tab/>`asset_class_name` varchar(60) DEFAULT NULL,</text:p>
      <text:p text:style-name="P8"><text:tab/><text:tab/><text:tab/> <text:s/>`asset_class_description` varchar(60) DEFAULT NULL,</text:p>
      <text:p text:style-name="P8"><text:tab/><text:tab/><text:tab/> <text:s/>`asset_status` varchar(60) DEFAULT NULL, <text:s/></text:p>
      <text:p text:style-name="P8"><text:tab/><text:tab/><text:tab/> <text:s/>`created_dateTime` datetime DEFAULT NULL,</text:p>
      <text:p text:style-name="P8"><text:tab/><text:tab/><text:tab/> <text:s/>`last_modified_dateTime` datetime DEFAULT NULL,</text:p>
      <text:p text:style-name="P8"><text:tab/><text:tab/><text:tab/> <text:s/>PRIMARY KEY (`s_no`)</text:p>
      <text:p text:style-name="P8"><text:tab/><text:tab/>) ENGINE=InnoDB AUTO_INCREMENT=5 DEFAULT CHARSET=latin1;</text:p>
      <text:p text:style-name="P3"><text:span text:style-name="T3"><text:tab/></text:span></text:p>
      <text:p text:style-name="P1"><text:tab/></text:p>
      <text:p text:style-name="P4">2. <text:span text:style-name="T5">Add the url for submodul.</text:span></text:p>
      <text:p text:style-name="P4"><text:span text:style-name="T5">3. Create POJO files for both and keep in tenant-&gt;class folder.</text:span></text:p>
      <text:p text:style-name="P9"><text:span text:style-name="T5">4</text:span>. keep the mapping file statement for class in hibernate.cfg.xml</text:p>
      <text:p text:style-name="P10">5. <text:span text:style-name="T6">Add methods to controller for redirect the p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2:35:01.918902972</meta:creation-date>
    <dc:date>2016-09-29T14:08:06.472616956</dc:date>
    <meta:editing-duration>PT1H30M4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152" meta:character-count="1385" meta:non-whitespace-character-count="1158"/>
  </office:meta>
</office:document-meta>
</file>